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roman"/>
    <style:font-face style:name="Consolas" svg:font-family="Consola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8a7af" officeooo:paragraph-rsid="0018a7af"/>
    </style:style>
    <style:style style:name="P2" style:family="paragraph" style:parent-style-name="Standard">
      <style:text-properties officeooo:rsid="00200472" officeooo:paragraph-rsid="00200472"/>
    </style:style>
    <style:style style:name="P3" style:family="paragraph" style:parent-style-name="Standard">
      <style:text-properties officeooo:rsid="002471d2" officeooo:paragraph-rsid="002471d2"/>
    </style:style>
    <style:style style:name="P4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8a7af" officeooo:paragraph-rsid="0018a7af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1a15a2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0913a" officeooo:paragraph-rsid="0020913a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4796a" officeooo:paragraph-rsid="0024796a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2471d2" officeooo:paragraph-rsid="002471d2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074ae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text-properties fo:font-variant="normal" fo:text-transform="none" fo:color="#000000" style:font-name="Arial" fo:font-size="12pt" fo:letter-spacing="normal" fo:font-style="normal" fo:font-weight="normal" officeooo:rsid="003074ae" officeooo:paragraph-rsid="003074ae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fo:font-variant="normal" fo:text-transform="none" fo:color="#2a00ff" style:font-name="Consolas" fo:font-size="10pt" fo:letter-spacing="normal" fo:font-style="italic" fo:font-weight="normal" officeooo:rsid="0024796a" officeooo:paragraph-rsid="0024796a" style:font-size-asian="10pt" style:font-style-asian="italic" style:font-weight-asian="normal" style:font-size-complex="12pt" style:font-style-complex="normal" style:font-weight-complex="normal"/>
    </style:style>
    <style:style style:name="P12" style:family="paragraph" style:parent-style-name="Standard">
      <style:text-properties fo:font-variant="normal" fo:text-transform="none" fo:color="#3f5fbf" style:font-name="Consolas1" fo:font-size="10pt" fo:letter-spacing="normal" fo:font-style="normal" fo:font-weight="normal" officeooo:rsid="00375fe2" officeooo:paragraph-rsid="00375fe2" style:font-size-asian="10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 style:list-style-name="L1">
      <style:text-properties officeooo:paragraph-rsid="0018a7af"/>
    </style:style>
    <style:style style:name="P14" style:family="paragraph" style:parent-style-name="Standard" style:list-style-name="L1">
      <style:text-properties fo:font-variant="normal" fo:text-transform="none" fo:color="#000000" style:font-name="Arial" fo:font-size="12pt" fo:letter-spacing="normal" fo:font-style="normal" fo:font-weight="normal" officeooo:rsid="0018a7af" officeooo:paragraph-rsid="0018a7af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 style:list-style-name="L2">
      <style:text-properties fo:font-variant="normal" fo:text-transform="none" fo:color="#000000" style:font-name="Arial" fo:font-size="12pt" fo:letter-spacing="normal" fo:font-style="normal" fo:font-weight="normal" officeooo:rsid="0018a7af" officeooo:paragraph-rsid="0018a7af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 style:list-style-name="L3">
      <style:text-properties fo:font-variant="normal" fo:text-transform="none" fo:color="#000000" style:font-name="Arial" fo:font-size="12pt" fo:letter-spacing="normal" fo:font-style="normal" fo:font-weight="normal" officeooo:rsid="0018a7af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 style:list-style-name="L2">
      <style:text-properties fo:font-variant="normal" fo:text-transform="none" fo:color="#000000" style:font-name="Arial" fo:font-size="12pt" fo:letter-spacing="normal" fo:font-style="normal" fo:font-weight="normal" officeooo:rsid="001acfe9" officeooo:paragraph-rsid="001acfe9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 style:list-style-name="L3">
      <style:text-properties fo:font-variant="normal" fo:text-transform="none" fo:color="#000000" style:font-name="Arial" fo:font-size="12pt" fo:letter-spacing="normal" fo:font-style="normal" fo:font-weight="normal" officeooo:rsid="001a15a2" officeooo:paragraph-rsid="001a15a2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217631" officeooo:paragraph-rsid="00217631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 style:list-style-name="L4">
      <style:text-properties fo:font-variant="normal" fo:text-transform="none" fo:color="#000000" style:font-name="Arial" fo:font-size="12pt" fo:letter-spacing="normal" fo:font-style="normal" fo:font-weight="normal" officeooo:rsid="0020913a" officeooo:paragraph-rsid="0020913a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 style:list-style-name="L5">
      <style:text-properties fo:font-variant="normal" fo:text-transform="none" fo:color="#000000" style:font-name="Arial" fo:font-size="12pt" fo:letter-spacing="normal" fo:font-style="normal" fo:font-weight="normal" officeooo:rsid="0024796a" officeooo:paragraph-rsid="0024796a" style:font-size-asian="12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 style:list-style-name="L6">
      <style:text-properties fo:font-variant="normal" fo:text-transform="none" fo:color="#000000" style:font-name="Arial" fo:font-size="12pt" fo:letter-spacing="normal" fo:font-style="normal" fo:font-weight="normal" officeooo:rsid="002756c4" officeooo:paragraph-rsid="002756c4" style:font-size-asian="12pt" style:font-style-asian="normal" style:font-weight-asian="normal" style:font-size-complex="12pt" style:font-style-complex="normal" style:font-weight-complex="normal"/>
    </style:style>
    <style:style style:name="P23" style:family="paragraph" style:parent-style-name="Standard" style:list-style-name="L6">
      <style:text-properties fo:font-variant="normal" fo:text-transform="none" fo:color="#000000" style:font-name="Arial" fo:font-size="12pt" fo:letter-spacing="normal" fo:font-style="normal" fo:font-weight="normal" officeooo:rsid="00281467" officeooo:paragraph-rsid="00281467" style:font-size-asian="12pt" style:font-style-asian="normal" style:font-weight-asian="normal" style:font-size-complex="12pt" style:font-style-complex="normal" style:font-weight-complex="normal"/>
    </style:style>
    <style:style style:name="P24" style:family="paragraph" style:parent-style-name="Standard" style:list-style-name="L7">
      <style:text-properties fo:font-variant="normal" fo:text-transform="none" fo:color="#000000" style:font-name="Arial" fo:font-size="12pt" fo:letter-spacing="normal" fo:font-style="normal" fo:font-weight="normal" officeooo:rsid="002b0215" officeooo:paragraph-rsid="002b0215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 style:list-style-name="L8">
      <style:text-properties fo:font-variant="normal" fo:text-transform="none" fo:color="#000000" style:font-name="Arial" fo:font-size="12pt" fo:letter-spacing="normal" fo:font-style="normal" fo:font-weight="normal" officeooo:rsid="003074ae" officeooo:paragraph-rsid="003074ae" style:font-size-asian="12pt" style:font-style-asian="normal" style:font-weight-asian="normal" style:font-size-complex="12pt" style:font-style-complex="normal" style:font-weight-complex="normal"/>
    </style:style>
    <style:style style:name="P26" style:family="paragraph" style:parent-style-name="Standard" style:list-style-name="L5">
      <style:text-properties fo:font-variant="normal" fo:text-transform="none" fo:color="#2a00ff" style:font-name="Consolas" fo:font-size="10pt" fo:letter-spacing="normal" fo:font-style="italic" fo:font-weight="normal" officeooo:paragraph-rsid="0024796a" style:font-size-asian="10pt" style:font-style-asian="italic" style:font-weight-asian="normal" style:font-size-complex="12pt" style:font-style-complex="normal" style:font-weight-complex="normal"/>
    </style:style>
    <style:style style:name="P27" style:family="paragraph" style:parent-style-name="Standard" style:list-style-name="L6">
      <style:text-properties fo:font-variant="normal" fo:text-transform="none" fo:color="#2a00ff" style:font-name="Consolas" fo:font-size="10pt" fo:letter-spacing="normal" fo:font-style="italic" fo:font-weight="normal" officeooo:rsid="00281467" officeooo:paragraph-rsid="00281467" style:font-size-asian="10pt" style:font-style-asian="italic" style:font-weight-asian="normal" style:font-size-complex="12pt" style:font-style-complex="normal" style:font-weight-complex="normal"/>
    </style:style>
    <style:style style:name="P28" style:family="paragraph" style:parent-style-name="Standard" style:list-style-name="L2">
      <style:text-properties officeooo:rsid="001acfe9" officeooo:paragraph-rsid="001acfe9"/>
    </style:style>
    <style:style style:name="P29" style:family="paragraph" style:parent-style-name="Standard" style:list-style-name="L4">
      <style:text-properties officeooo:rsid="0020913a" officeooo:paragraph-rsid="0020913a"/>
    </style:style>
    <style:style style:name="P30" style:family="paragraph" style:parent-style-name="Standard" style:list-style-name="L5">
      <style:text-properties officeooo:paragraph-rsid="0024796a"/>
    </style:style>
    <style:style style:name="P31" style:family="paragraph" style:parent-style-name="Standard" style:list-style-name="L6">
      <style:text-properties officeooo:rsid="002756c4" officeooo:paragraph-rsid="002756c4"/>
    </style:style>
    <style:style style:name="P32" style:family="paragraph" style:parent-style-name="Standard" style:list-style-name="L7">
      <style:text-properties officeooo:rsid="002b0215" officeooo:paragraph-rsid="002b0215"/>
    </style:style>
    <style:style style:name="P33" style:family="paragraph" style:parent-style-name="Standard" style:list-style-name="L7">
      <style:text-properties officeooo:rsid="002c05bc" officeooo:paragraph-rsid="002c05bc"/>
    </style:style>
    <style:style style:name="P34" style:family="paragraph" style:parent-style-name="Standard" style:list-style-name="L7">
      <style:text-properties officeooo:rsid="002e5888" officeooo:paragraph-rsid="002e5888"/>
    </style:style>
    <style:style style:name="P35" style:family="paragraph" style:parent-style-name="Standard" style:list-style-name="L8">
      <style:text-properties officeooo:paragraph-rsid="0033e520"/>
    </style:style>
    <style:style style:name="P36" style:family="paragraph" style:parent-style-name="Standard" style:list-style-name="L8">
      <style:text-properties officeooo:paragraph-rsid="00375fe2"/>
    </style:style>
    <style:style style:name="P37" style:family="paragraph" style:parent-style-name="Standard" style:list-style-name="L8">
      <style:paragraph-properties fo:margin-left="0in" fo:margin-right="0in" fo:text-align="start" style:justify-single-word="false" fo:text-indent="0in" style:auto-text-indent="false"/>
    </style:style>
    <style:style style:name="T1" style:family="text">
      <style:text-properties officeooo:rsid="0018a7af"/>
    </style:style>
    <style:style style:name="T2" style:family="text">
      <style:text-properties fo:font-variant="normal" fo:text-transform="none" fo:color="#000000" style:font-name="Arial" fo:font-size="12pt" fo:letter-spacing="normal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3" style:family="text">
      <style:text-properties fo:font-variant="normal" fo:text-transform="none" fo:color="#000000" style:font-name="Arial" fo:font-size="12pt" fo:letter-spacing="normal" fo:font-style="normal" fo:font-weight="normal" officeooo:rsid="0018a7af" style:font-size-asian="12pt" style:font-style-asian="normal" style:font-weight-asian="normal" style:font-size-complex="12pt" style:font-style-complex="normal" style:font-weight-complex="normal"/>
    </style:style>
    <style:style style:name="T4" style:family="text">
      <style:text-properties fo:font-variant="normal" fo:text-transform="none" fo:color="#000000" style:font-name="Arial" fo:font-size="12pt" fo:letter-spacing="normal" fo:font-style="normal" fo:font-weight="normal" officeooo:rsid="0020214a" style:font-size-asian="12pt" style:font-style-asian="normal" style:font-weight-asian="normal" style:font-size-complex="12pt" style:font-style-complex="normal" style:font-weight-complex="normal"/>
    </style:style>
    <style:style style:name="T5" style:family="text">
      <style:text-properties fo:font-variant="normal" fo:text-transform="none" fo:color="#000000" style:font-name="Arial" fo:font-size="12pt" fo:letter-spacing="normal" fo:font-style="normal" fo:font-weight="normal" officeooo:rsid="0023a0d4" style:font-size-asian="12pt" style:font-style-asian="normal" style:font-weight-asian="normal" style:font-size-complex="12pt" style:font-style-complex="normal" style:font-weight-complex="normal"/>
    </style:style>
    <style:style style:name="T6" style:family="text">
      <style:text-properties fo:font-variant="normal" fo:text-transform="none" fo:color="#000000" style:font-name="Arial" fo:font-size="12pt" fo:letter-spacing="normal" fo:font-style="normal" fo:font-weight="normal" officeooo:rsid="002425db" style:font-size-asian="12pt" style:font-style-asian="normal" style:font-weight-asian="normal" style:font-size-complex="12pt" style:font-style-complex="normal" style:font-weight-complex="normal"/>
    </style:style>
    <style:style style:name="T7" style:family="text">
      <style:text-properties fo:font-variant="normal" fo:text-transform="none" fo:color="#000000" style:font-name="Arial" fo:font-size="12pt" fo:letter-spacing="normal" fo:font-style="normal" fo:font-weight="normal" officeooo:rsid="0024796a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0000" style:font-name="Arial" fo:font-size="12pt" fo:letter-spacing="normal" fo:font-style="normal" fo:font-weight="normal" officeooo:rsid="0033e520" style:font-size-asian="12pt" style:font-style-asian="normal" style:font-weight-asian="normal" style:font-size-complex="12pt" style:font-style-complex="normal" style:font-weight-complex="normal"/>
    </style:style>
    <style:style style:name="T9" style:family="text">
      <style:text-properties fo:font-variant="normal" fo:text-transform="none" fo:color="#000000" style:font-name="Arial" fo:font-size="12pt" fo:letter-spacing="normal" fo:font-style="normal" fo:font-weight="normal" officeooo:rsid="00375fe2" style:font-size-asian="12pt" style:font-style-asian="normal" style:font-weight-asian="normal" style:font-size-complex="12pt" style:font-style-complex="normal" style:font-weight-complex="normal"/>
    </style:style>
    <style:style style:name="T10" style:family="text">
      <style:text-properties fo:font-variant="normal" fo:text-transform="none" fo:color="#000000" style:font-name="Arial" fo:font-size="12pt" fo:letter-spacing="normal" fo:font-style="normal" fo:font-weight="normal" officeooo:rsid="003a3bce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fo:color="#000000" style:font-name="Consolas" fo:font-size="10pt" fo:letter-spacing="normal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T12" style:family="text">
      <style:text-properties fo:font-variant="normal" fo:text-transform="none" fo:color="#646464" style:font-name="Consolas" fo:font-size="10pt" fo:letter-spacing="normal" fo:font-style="normal" fo:font-weight="normal" style:font-size-asian="10pt" style:font-style-asian="normal" style:font-weight-asian="normal" style:font-size-complex="12pt" style:font-style-complex="normal" style:font-weight-complex="normal"/>
    </style:style>
    <style:style style:name="T13" style:family="text">
      <style:text-properties fo:font-variant="normal" fo:text-transform="none" fo:color="#2a00ff" style:font-name="Consolas" fo:font-size="10pt" fo:letter-spacing="normal" fo:font-style="italic" fo:font-weight="normal" style:font-size-asian="10pt" style:font-style-asian="italic" style:font-weight-asian="normal" style:font-size-complex="12pt" style:font-style-complex="normal" style:font-weight-complex="normal"/>
    </style:style>
    <style:style style:name="T14" style:family="text">
      <style:text-properties fo:font-variant="normal" fo:text-transform="none" fo:color="#3f5fbf" style:font-name="Consolas1" fo:font-size="10pt" fo:letter-spacing="normal" fo:font-style="normal" fo:font-weight="normal" officeooo:rsid="00375fe2" style:font-size-asian="10pt" style:font-style-asian="normal" style:font-weight-asian="normal" style:font-size-complex="12pt" style:font-style-complex="normal" style:font-weight-complex="normal"/>
    </style:style>
    <style:style style:name="T15" style:family="text">
      <style:text-properties fo:color="#2a00ff" style:font-name="Consolas1" fo:font-size="10pt" style:font-size-asian="10pt"/>
    </style:style>
    <style:style style:name="T16" style:family="text">
      <style:text-properties fo:color="#2a00ff" style:font-name="Consolas1" fo:font-size="10pt" fo:font-style="italic" style:font-size-asian="10pt" style:font-style-asian="italic"/>
    </style:style>
    <style:style style:name="T17" style:family="text">
      <style:text-properties fo:color="#2a00ff" style:font-name="Consolas1" fo:font-size="10pt" fo:font-style="italic" officeooo:rsid="00357130" style:font-size-asian="10pt" style:font-style-asian="italic"/>
    </style:style>
    <style:style style:name="T18" style:family="text">
      <style:text-properties fo:color="#000000" style:font-name="Consolas1" fo:font-size="10pt" style:font-size-asian="10pt"/>
    </style:style>
    <style:style style:name="T19" style:family="text">
      <style:text-properties officeooo:rsid="00317093"/>
    </style:style>
    <style:style style:name="T20" style:family="text">
      <style:text-properties fo:color="#008080" style:font-name="Consolas1" fo:font-size="10pt" style:font-size-asian="10pt"/>
    </style:style>
    <style:style style:name="T21" style:family="text">
      <style:text-properties fo:color="#3f7f7f" style:font-name="Consolas1" fo:font-size="10pt" style:font-size-asian="10pt"/>
    </style:style>
    <style:style style:name="T22" style:family="text">
      <style:text-properties style:font-name="Consolas1" fo:font-size="10pt" style:font-size-asian="10pt"/>
    </style:style>
    <style:style style:name="T23" style:family="text">
      <style:text-properties fo:color="#7f007f" style:font-name="Consolas1" fo:font-size="10pt" style:font-size-asian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Vorbereitung</text:p>
      <text:p text:style-name="P1">Installation</text:p>
      <text:p text:style-name="P1">IDE: Eclipse Luna EE</text:p>
      <text:p text:style-name="P1">Plugins: </text:p>
      <text:list xml:id="list4605240039447012809" text:style-name="L1">
        <text:list-item>
          <text:p text:style-name="P13"><text:span text:style-name="T1"><text:s/></text:span><text:span text:style-name="T3">Eclipse Grovy REPL Scripting Environment 1.6.0 zur Live Scriptüberprüfung</text:span></text:p>
        </text:list-item>
        <text:list-item>
          <text:p text:style-name="P14">AngularJS Eclipse 0.7.0 (mit Tern Eclipse und NodeJS)</text:p>
        </text:list-item>
        <text:list-item>
          <text:p text:style-name="P14">Jboss Tools installation ohne Angular JS Abhängigkeiten zu überschreiben</text:p>
        </text:list-item>
      </text:list>
      <text:p text:style-name="P4"/>
      <text:p text:style-name="P4">Initialation eines AngularJS Projects</text:p>
      <text:list xml:id="list473509944052787794" text:style-name="L2">
        <text:list-item>
          <text:p text:style-name="P15">neues Dynamic Web Project</text:p>
        </text:list-item>
        <text:list-item>
          <text:p text:style-name="P15">zu einem AngularJS Projekt umwandeln über Configure/Convert</text:p>
        </text:list-item>
        <text:list-item>
          <text:p text:style-name="P15">im Ordner WebContent Ordner app und libraries anlege</text:p>
        </text:list-item>
        <text:list-item>
          <text:p text:style-name="P15">app beinhaltet *.js Dateien als Controller und *.html Dateien als View</text:p>
        </text:list-item>
        <text:list-item>
          <text:p text:style-name="P15">libraries beinahltet entpackte ANGULARJS und BOOTSTRAP Bibliotheken</text:p>
        </text:list-item>
        <text:list-item>
          <text:p text:style-name="P28"><text:span text:style-name="T2">Angularjs Library </text:span><text:a xlink:type="simple" xlink:href="https://angularjs.org/">https://angularjs.org/</text:a><text:span text:style-name="T2"> verwendet 1.3.4. hilfe nicht mit in Project einbinden führt zu Fehlern</text:span></text:p>
        </text:list-item>
        <text:list-item>
          <text:p text:style-name="P28"><text:span text:style-name="T2">Bootstrap Library </text:span><text:a xlink:type="simple" xlink:href="http://getbootstrap.com/getting-started/#download">http://getbootstrap.com/getting-started/#download</text:a></text:p>
          <text:p text:style-name="P17"/>
        </text:list-item>
        <text:list-item>
          <text:p text:style-name="P15">Java script recourses Einstellungen app ordner als Source Folder</text:p>
        </text:list-item>
        <text:list-item>
          <text:p text:style-name="P15">Java script recourses Einstellungen libraries ordner als library Folder </text:p>
        </text:list-item>
        <text:list-item>
          <text:p text:style-name="P15">Im Ordner WebContent eine index.html als Einstiegspunkt anlegen</text:p>
        </text:list-item>
      </text:list>
      <text:p text:style-name="P4"/>
      <text:p text:style-name="P4">Start und Einrichtung Wildfly Server und Model Project</text:p>
      <text:list xml:id="list634272786651175216" text:style-name="L3">
        <text:list-item>
          <text:p text:style-name="P16">Einrichtung Wildfly </text:p>
        </text:list-item>
        <text:list-item>
          <text:p text:style-name="P18">PostgressSQL Verbindung zum Wildfly Server</text:p>
        </text:list-item>
        <text:list-item>
          <text:p text:style-name="P18">Laden des Modell Projektes und Start auf dem Wildfly Server</text:p>
        </text:list-item>
        <text:list-item>
          <text:p text:style-name="P18">Laden des Angularjs Projectes auf dem Wildfly Server</text:p>
        </text:list-item>
      </text:list>
      <text:p text:style-name="P5"/>
      <text:p text:style-name="P2"><text:span text:style-name="T2">Rest </text:span><text:span text:style-name="T4">Entwicklung Server</text:span></text:p>
      <text:list xml:id="list7769757339533473475" text:style-name="L4">
        <text:list-item>
          <text:p text:style-name="P29"><text:span text:style-name="T4">S</text:span><text:span text:style-name="T2">imple Rest für Entitys unter „/Entityname+REST“</text:span></text:p>
        </text:list-item>
        <text:list-item>
          <text:p text:style-name="P19">verwendung von Response und entityManager</text:p>
        </text:list-item>
        <text:list-item>
          <text:p text:style-name="P29"><text:span text:style-name="T12">@XmlRootElement</text:span><text:span text:style-name="T2"> in entitys einfügen um XML Ausgabe zu ermöglichen</text:span></text:p>
        </text:list-item>
        <text:list-item>
          <text:p text:style-name="P20">POST Create Angabe ohne ID</text:p>
        </text:list-item>
        <text:list-item>
          <text:p text:style-name="P20">PUT Update mit Angabe der ID</text:p>
        </text:list-item>
        <text:list-item>
          <text:p text:style-name="P20">DELETE eines Elements „/id“</text:p>
        </text:list-item>
        <text:list-item>
          <text:p text:style-name="P20">GET <text:s/>eines Elements „/id“</text:p>
        </text:list-item>
        <text:list-item>
          <text:p text:style-name="P20">GET Liste aller Entitys</text:p>
        </text:list-item>
        <text:list-item>
          <text:p text:style-name="P29"><text:span text:style-name="T2">TODO Ausgabe von Daten </text:span><text:span text:style-name="T6">mit</text:span><text:span text:style-name="T2"> Abhängigkeiten auf Server oder im </text:span><text:span text:style-name="T5">S</text:span><text:span text:style-name="T2">cript</text:span></text:p>
        </text:list-item>
        <text:list-item>
          <text:p text:style-name="P29"><text:span text:style-name="T12">@XmlTransient</text:span><text:span text:style-name="T2"> </text:span><text:span text:style-name="T10">annotation um Ringbezüge zu beenden</text:span></text:p>
        </text:list-item>
      </text:list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7">Einbindung der Librarys</text:p>
      <text:list xml:id="list3199234559434801604" text:style-name="L5">
        <text:list-item>
          <text:p text:style-name="P21">Bootstrap CSS Library </text:p>
          <text:list>
            <text:list-item>
              <text:p text:style-name="P21">da sich die views in app/bank-app/view befinden</text:p>
            </text:list-item>
            <text:list-item>
              <text:p text:style-name="P21">als erstes zum WebContent Root Ordner ../../../</text:p>
            </text:list-item>
            <text:list-item>
              <text:p text:style-name="P21">dann in den Ordner libraries/dist/css</text:p>
            </text:list-item>
            <text:list-item>
              <text:p text:style-name="P30"><text:span text:style-name="T7">css mainfile </text:span><text:span text:style-name="T13">bootstrap.css</text:span></text:p>
              <text:p text:style-name="P26"/>
            </text:list-item>
          </text:list>
        </text:list-item>
        <text:list-item>
          <text:p text:style-name="P21">Angularjs Library</text:p>
          <text:list>
            <text:list-item>
              <text:p text:style-name="P21">da sich die views in app/bank-app/view befinden</text:p>
            </text:list-item>
            <text:list-item>
              <text:p text:style-name="P21">als erstes zum WebContent Root Ordner ../../../</text:p>
            </text:list-item>
            <text:list-item>
              <text:p text:style-name="P30"><text:span text:style-name="T7">dann in den Ordner libraries /</text:span><text:span text:style-name="T13">angular-1.3.4</text:span></text:p>
            </text:list-item>
            <text:list-item>
              <text:p text:style-name="P30"><text:span text:style-name="T7">js mainfile </text:span><text:span text:style-name="T13">angular.js</text:span></text:p>
            </text:list-item>
          </text:list>
        </text:list-item>
      </text:list>
      <text:p text:style-name="P11"/>
      <text:p text:style-name="P6"/>
      <text:p text:style-name="P3"><text:span text:style-name="T4">C</text:span><text:span text:style-name="T2">ontroller Templatisierung</text:span></text:p>
      <text:p text:style-name="P8"/>
      <text:list xml:id="list2916149811018968807" text:style-name="L6">
        <text:list-item>
          <text:p text:style-name="P22">Erstellung der Einzelmodule mit Controllern als mainmodule.modulname</text:p>
        </text:list-item>
        <text:list-item>
          <text:p text:style-name="P22">implementierung im hauptmodule in der moduledefinition </text:p>
        </text:list-item>
        <text:list-item>
          <text:p text:style-name="P31"><text:span text:style-name="T11">angular.module(</text:span><text:span text:style-name="T15">'</text:span><text:span text:style-name="T2">mainmodule</text:span><text:span text:style-name="T15">'</text:span><text:span text:style-name="T18">, [</text:span><text:span text:style-name="T15">'</text:span><text:span text:style-name="T2">mainmodule</text:span><text:span text:style-name="T15">.</text:span><text:span text:style-name="T2">modulname1</text:span><text:span text:style-name="T15">'</text:span><text:span text:style-name="T18">,</text:span><text:span text:style-name="T15">'</text:span><text:span text:style-name="T2">mainmodule</text:span><text:span text:style-name="T15">.</text:span><text:span text:style-name="T2">modulname2</text:span><text:span text:style-name="T15">'</text:span><text:span text:style-name="T18">]);</text:span></text:p>
        </text:list-item>
        <text:list-item>
          <text:p text:style-name="P23">implementieung der js files aller untermodule und des Hauptmodules</text:p>
        </text:list-item>
        <text:list-item>
          <text:p text:style-name="P27">module implementieren angular-route.js</text:p>
        </text:list-item>
      </text:list>
      <text:p text:style-name="P8"/>
      <text:p text:style-name="P8">View Templatisierung</text:p>
      <text:list xml:id="list1319365045154664107" text:style-name="L7">
        <text:list-item>
          <text:p text:style-name="P24">Template braucht einen eigenen Controllern</text:p>
        </text:list-item>
        <text:list-item>
          <text:p text:style-name="P32">ng-include mit template url im Controller als Variable </text:p>
        </text:list-item>
        <text:list-item>
          <text:p text:style-name="P32">Controller variable muss imt html code mit 'variable' implementiert werden da Angularjs sonst die url nicht auflösen kann </text:p>
        </text:list-item>
        <text:list-item>
          <text:p text:style-name="P33">im Template ng-app und ng-controller implementieren</text:p>
        </text:list-item>
        <text:list-item>
          <text:p text:style-name="P34">controller zum aufruf und zum ausführen in einem Module</text:p>
        </text:list-item>
      </text:list>
      <text:p text:style-name="P9"/>
      <text:p text:style-name="P10">Servereinbindung und Vorbereitung Restanbindung</text:p>
      <text:list xml:id="list7068105992368528793" text:style-name="L8">
        <text:list-item>
          <text:p text:style-name="P25">nach download projeckt maven projekt refresh</text:p>
        </text:list-item>
        <text:list-item>
          <text:p text:style-name="P25">javx.ws activieren <text:span text:style-name="T19">in pom.xml</text:span></text:p>
        </text:list-item>
        <text:list-item>
          <text:p text:style-name="P35"><text:span text:style-name="T8">change persistence.xml </text:span><text:span text:style-name="T20">&lt;</text:span><text:span text:style-name="T21">property</text:span><text:span text:style-name="T22"> </text:span><text:span text:style-name="T23">name</text:span><text:span text:style-name="T18">=</text:span><text:span text:style-name="T16">"hibernate.hbm2ddl.auto"</text:span><text:span text:style-name="T22"> </text:span><text:span text:style-name="T23">value</text:span><text:span text:style-name="T18">=</text:span><text:span text:style-name="T16">"update"</text:span><text:span text:style-name="T22"> </text:span><text:span text:style-name="T20">/&gt;</text:span></text:p>
        </text:list-item>
        <text:list-item>
          <text:p text:style-name="P35"><text:span text:style-name="T8">from </text:span><text:span text:style-name="T20">&lt;</text:span><text:span text:style-name="T21">property</text:span><text:span text:style-name="T22"> </text:span><text:span text:style-name="T23">name</text:span><text:span text:style-name="T18">=</text:span><text:span text:style-name="T16">"hibernate.hbm2ddl.auto"</text:span><text:span text:style-name="T22"> </text:span><text:span text:style-name="T23">value</text:span><text:span text:style-name="T18">=</text:span><text:span text:style-name="T16">"</text:span><text:span text:style-name="T17">drop</text:span><text:span text:style-name="T16">"</text:span><text:span text:style-name="T22"> </text:span><text:span text:style-name="T20">/&gt;</text:span></text:p>
        </text:list-item>
        <text:list-item>
          <text:p text:style-name="P36"><text:span text:style-name="T9">update web.xml </text:span><text:span text:style-name="T14">mit restpfad </text:span></text:p>
        </text:list-item>
        <text:list-item>
          <text:p text:style-name="P37"><text:span text:style-name="T18"><text:s text:c="4"/></text:span><text:span text:style-name="T20">&lt;</text:span><text:span text:style-name="T21">servlet-mapping</text:span><text:span text:style-name="T20">&gt;</text:span></text:p>
        </text:list-item>
        <text:list-item>
          <text:p text:style-name="P37"><text:span text:style-name="T18"><text:s text:c="8"/></text:span><text:span text:style-name="T20">&lt;</text:span><text:span text:style-name="T21">servlet-name</text:span><text:span text:style-name="T20">&gt;</text:span><text:span text:style-name="T18">javax.ws.rs.core.Application</text:span><text:span text:style-name="T20">&lt;/</text:span><text:span text:style-name="T21">servlet-name</text:span><text:span text:style-name="T20">&gt;</text:span></text:p>
        </text:list-item>
        <text:list-item>
          <text:p text:style-name="P37"><text:span text:style-name="T18"><text:s text:c="8"/></text:span><text:span text:style-name="T20">&lt;</text:span><text:span text:style-name="T21">url-pattern</text:span><text:span text:style-name="T20">&gt;</text:span><text:span text:style-name="T18">/rest/*</text:span><text:span text:style-name="T20">&lt;/</text:span><text:span text:style-name="T21">url-pattern</text:span><text:span text:style-name="T20">&gt;</text:span></text:p>
        </text:list-item>
        <text:list-item>
          <text:p text:style-name="P37"><text:span text:style-name="T18"><text:s text:c="4"/></text:span><text:span text:style-name="T20">&lt;/</text:span><text:span text:style-name="T21">servlet-mapping</text:span><text:span text:style-name="T20">&gt;</text:span></text:p>
        </text:list-item>
      </text:list>
      <text:p text:style-name="P12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nsolas1" svg:font-family="Consolas" style:font-family-generic="roman"/>
    <style:font-face style:name="Consolas" svg:font-family="Consola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0T13:55:08.687000000</meta:creation-date>
    <dc:date>2014-12-15T20:34:35.065000000</dc:date>
    <meta:editing-duration>PT9H42M30S</meta:editing-duration>
    <meta:editing-cycles>31</meta:editing-cycles>
    <meta:generator>LibreOffice/4.2.1.1$Windows_x86 LibreOffice_project/d7dbbd7842e6a58b0f521599204e827654e1fb8b</meta:generator>
    <meta:document-statistic meta:table-count="0" meta:image-count="0" meta:object-count="0" meta:page-count="2" meta:paragraph-count="69" meta:word-count="434" meta:character-count="3140" meta:non-whitespace-character-count="2797"/>
  </office:meta>
</office:document-meta>
</file>